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style:text-position="super 63.6%"/>
    </style:style>
    <style:style style:name="T9" style:parent-style-name="DefaultParagraphFont" style:family="text">
      <style:text-properties style:text-position="super 63.6%"/>
    </style:style>
    <style:style style:name="T10" style:parent-style-name="DefaultParagraphFont" style:family="text">
      <style:text-properties style:text-position="super 63.6%"/>
    </style:style>
    <style:style style:name="P11" style:parent-style-name="Normal" style:family="paragraph">
      <style:paragraph-properties fo:text-align="center"/>
      <style:text-properties fo:font-size="18pt" style:font-size-asian="18pt" style:font-size-complex="18pt"/>
    </style:style>
    <style:style style:name="P12" style:parent-style-name="Normal" style:family="paragraph">
      <style:paragraph-properties fo:text-align="center"/>
    </style:style>
    <style:style style:name="T13" style:parent-style-name="DefaultParagraphFont" style:family="text">
      <style:text-properties fo:font-size="18pt" style:font-size-asian="18pt" style:font-size-complex="18pt"/>
    </style:style>
    <style:style style:name="T14" style:parent-style-name="DefaultParagraphFont" style:family="text">
      <style:text-properties style:text-position="super 63.8%" fo:font-size="18pt" style:font-size-asian="18pt" style:font-size-complex="18pt"/>
    </style:style>
    <style:style style:name="T15" style:parent-style-name="DefaultParagraphFont" style:family="text">
      <style:text-properties fo:font-size="18pt" style:font-size-asian="18pt" style:font-size-complex="18pt"/>
    </style:style>
    <style:style style:name="P16" style:parent-style-name="Normal" style:family="paragraph">
      <style:paragraph-properties fo:text-align="center"/>
      <style:text-properties fo:font-size="18pt" style:font-size-asian="18pt" style:font-size-complex="18pt"/>
    </style:style>
  </office:automatic-styles>
  <office:body>
    <office:text text:use-soft-page-breaks="true">
      <text:p text:style-name="P1">Final Project – Team 3 Design</text:p>
      <text:p text:style-name="P2">Ian Jameson and Andrew Beltran</text:p>
      <text:p text:style-name="P3">“Erinstagram” Image Editor</text:p>
      <text:p text:style-name="P4">Data:</text:p>
      <text:p text:style-name="Normal">Menu Selection – Integer Selection with FOUR possible outcomes (Load, display, edit, exit)</text:p>
      <text:p text:style-name="Normal">*Edit Menu Selection – Integer Selection with THREE possible outcomes (crop, dim, and brighten)</text:p>
      <text:p text:style-name="Normal">Original Image – 2D Array in which the image, received from a file, will be stored for further use by the rest of our code</text:p>
      <text:p text:style-name="Normal">*Edited Image – 2D Array that stores the edited image, altered by the user’s choice of edit style</text:p>
      <text:p text:style-name="Normal">Column Crop Left – Integer Value that holds the location in the 2D array of the original of the column the user chooses to crop to, the left most margin</text:p>
      <text:p text:style-name="Normal">Column Crop Right - Integer Value that holds the location in the 2D array of the original of the column the user chooses to crop to, the right most margin</text:p>
      <text:p text:style-name="Normal">Row Crop Upper - Integer Value that holds the location in the 2D array of the original of the row the user chooses to crop to, the top most margin</text:p>
      <text:p text:style-name="Normal">Row Crop Lower - Integer Value that holds the location in the 2D array of the original of the row the user chooses to crop to, the bottom most margin</text:p>
      <text:p text:style-name="P5">How the Program Works:</text:p>
      <text:p text:style-name="Normal">The user will be first encountered with a menu upon initiation of the program. The menu will allow for four choices for the user to select from: uploading an image (FROM A FILE), displaying the current image (THE ORIGINALLY UPLOADED IMAGE ONLY WILL BE DISPLAYED IN THE MAIN MENU, NOT THE EDITED), editing an image (SUBMENU), and exiting out of the program entirely. The main menu will repetitively come up again until the user decides to terminate the program/exit out of the program. If the user chooses to upload an image, the program will READ the specified user file and store the data in a 2D array (Original Image). This array will be OF TYPE INTEGER, and will store numerical values 0-4 as designated by the table specified in the problem statement. If the user decides to display an image, ONLY THE UPLOADED, UNEDITED IMAGE WILL BE DISPLAYED. The display function will be in charge of “translating” integer values to the values laid out in the table specified in the problem statement (ex. If 1 is stored, value will be “.”) If the user chooses to edit the image, the user will be encountered with a submenu with three choices: dim the image, brighten the image, or crop the image. If the user chooses to brighten the image, the image will brighten ONE INTEGER VALUE for each value stored in the 2D array (add one to the value stored in the 2D array). If the user chooses to dim the image, the image will be dimmed ONE INTEGER VALUE for each value stored in the 2D array (subtract one from the value stored in the array). If the user chooses to crop the image, the user will then be asked to input four values (the user will be presented with the locations of these values at first, per row and column), which will be as follows: column crop left, column crop right, row crop upper, and row crop lower. These will be the four values used to figure out where exactly the user wants to crop to, using these four values as a set of margins. WHEN FINISHING WITH ANY OF THESE EDITS, THE EDITED IMAGE WILL THEN DISPLAY ONLY<text:s/><text:soft-page-break/>ONCE, AND THE USER WILL BE PROMPTED AS TO WHETHER TO SAVE THE FILE OR NOT. If the user chooses to save, the image will be saved to a text file separate from the actual c file/executable. If the user elects not to save, the image will be lost, therefore reverting back to the original image, meaning the user will have to re-edit the photo again in order to regain their progress if they choose not to save. The edit menu will ONLY ALLOW FOR ONE EDIT TO BE MADE, meaning once the singular edit is made, after the user is prompted to save, the user will be redirected to the main menu. CLARIFICATION: This means that in order for the user to make multiple edits at a time, the user will have to save the file after the singular edit is complete, upload the edited image, and edit the newly uploaded image.<text:s/></text:p>
      <text:p text:style-name="Normal">NOTE: Going forward you will note that all functions will be a return type of void. After careful evaluation of the problem statement, it was determined that pass by values/references may be utilized to achieve the best result. Therefore, all functions will be<text:s/><text:span text:style-name="T6">VOID</text:span>.<text:s/></text:p>
      <text:p text:style-name="P7">Functions (SEVEN, as I decided not to make the main menu a function):</text:p>
      <text:p text:style-name="Normal">uploadImage()</text:p>
      <text:p text:style-name="Normal">Input Parameters:<text:s/>File pointer to name of file obtained in main function, pass by values (in and out)<text:s/>as sizes for row and column, Original Image (2D Array with macro for column size passed as size for columns in the second set of brackets)</text:p>
      <text:p text:style-name="Normal">Output Parameters: none, this function will be a void</text:p>
      <text:p text:style-name="Normal">Functionality: Will utilize FILE I/O to read from the user’s file (IMPORTANT, UNTIL THE CONDITION OF RETURN ONE [== 1] IS NOT MET!). The user will first be prompted to enter the name of an already existent file containing an image. The function will then read each character in the file until no return condition is met. The function then will store values in the 2D Array, and will be utilized for display and editing by the rest of the program.<text:s/>NOTE: THIS WILL BE WHERE CHARACTERS READ FROM THE<text:s/>FILE<text:s/>ARE CONVERTED TO<text:s/>AND STORED AS AN INTEGER 2D ARRAY.<text:s/></text:p>
      <text:p text:style-name="Normal">displayImage()</text:p>
      <text:p text:style-name="Normal">Input Parameters: Row Size and Column Size (macros passed as arguments here), Original Image (2D Array with macro for column size passed as size for columns in the second set of brackets)</text:p>
      <text:p text:style-name="Normal">Output Parameters: none, this function will be a void</text:p>
      <text:p text:style-name="Normal">Functionality: Displays the ORIGINAL state of the image ONLY. (NOTE: The edited state of the image will not be displayed here, as it was specified in the modified problem statement that the edited image will ONLY BE SEEN ONCE AFTER THE APPROPRIATE EDIT HAS BEEN APPLIED.)</text:p>
      <text:p text:style-name="Normal">editMenu()</text:p>
      <text:p text:style-name="Normal">Input Parameters: Menu Selection (integer), Row Size and Column Size, Original Image (2D Array with macro for column size passed as size for columns in the second set of brackets)</text:p>
      <text:p text:style-name="Normal">Output Parameters: none, this function will be a void</text:p>
      <text:p text:style-name="Normal">Functionality: The user will be presented with this menu when selecting edit from the main menu. The user will have three choices (as follows/respectively): brighten, dim, and crop. This menu will simply divert to the appropriate function dependent on the users selection.<text:s/>NOTE: This menu will only perform<text:s/><text:soft-page-break/>one edit at a time! If the user wishes to edit their photo of choice further, the user must save the image when prompted and then upload their newly edited file into the program.<text:s/>NOTE: We will need to set row size and column size equal to their results, specifically bearing in mind the cropImage function. What this will achieve is a result such that if the user selects the cropImage function, in order to interact with the save function as well as the display function that will occur after the planned selection case, the declared function will have a modified case if and only if the user selects the crop function, and not the dim and brighten function.<text:s/></text:p>
      <text:p text:style-name="Normal">brightenImage()</text:p>
      <text:p text:style-name="Normal">Input Parameters: Row Size and Column Size, Original Image (2D Array with macro for column size passed as size for columns in the second set of brackets), Edited Image (2D Array with macro for column size passed as size for columns in the second set of brackets)</text:p>
      <text:p text:style-name="Normal">Output Parameters: none, this function will be a void</text:p>
      <text:p text:style-name="Normal">Functionality: This function will take the integer array for the originally uploaded image plus one integer value if the number is greater than or equal to zero or less than four (since five is not an appropriate result and will cause further errors) and modify it by assigning the arithmetically modified array to the array for the edited image (also of integer type), which will be an output achieved through passing out the array other functions as needed (NOTE: it is important to note that any array is intrinsically a pointer that can be passed out, as this will be important for saving this function.)</text:p>
      <text:p text:style-name="Normal">dimImage()</text:p>
      <text:p text:style-name="Normal">Input Parameters: Row Size and Column Size, Original Image (2D Array with macro for column size passed as size for columns in the second set of brackets), Edited Image (2D Array with macro for column size passed as size for columns in the second set of brackets)</text:p>
      <text:p text:style-name="Normal">Output Parameters: none, this function will be a void</text:p>
      <text:p text:style-name="Normal">Functionality: This function will take the integer array for the originally uploaded image<text:s/>minus<text:s/>one integer value if the number is greater than zero (since negative one is not an appropriate result and will cause further errors) or less than or equal to four and modify it by assigning the arithmetically modified array to the array for the edited image (also of integer type), which will be an output achieved through passing out the array other functions as needed (NOTE: it is important to note that any array is intrinsically a pointer that can be passed out, as this will be important for saving this function.)</text:p>
      <text:p text:style-name="Normal">cropImage()</text:p>
      <text:p text:style-name="Normal">Input Parameters: Row Size and Column Size, Original Image (2D Array with macro for column size passed as size for columns in the second set of brackets), Edited Image (2D Array with macro for column size passed as size for columns in the second set of brackets), Cropped Row Size and Cropped Column Size (will be passed out to the saveImage and displayImage functions, refer to the end of the editMenu function’s functionality description for more detailed information)</text:p>
      <text:p text:style-name="Normal">Output Parameters: none, this function will be void</text:p>
      <text:p text:style-name="Normal">Functionality: This function will first prompt the user for the appropriate values that will make this function work. The function will ask for the inputs as follows: left margin, right margin, upper margin,<text:s/><text:soft-page-break/>and lower margin.<text:s/>(NOTE: here it is important to note that some difficulty occurred when attempting to set the margins up as the executable demands. I used an arithmetic expression to determine the appropriate scope for the margins. I am willing to take a hit here if necessary, if the functionality of the code is optimal. I will therefore update the prompts here if<text:s/>absolutely necessary.)</text:p>
      <text:p text:style-name="Normal">saveImage()</text:p>
      <text:p text:style-name="Normal">Input Parameters: File Pointer to the name of the file obtained in the editMenu function, Row and Column Size, Edited Image (2D Array with macro for column size passed as size for columns in the second set of brackets)</text:p>
      <text:p text:style-name="Normal">Output Parameters: none, this function will be a void</text:p>
      <text:p text:style-name="Normal">Functionality:</text:p>
      <text:p text:style-name="Normal">This function will save the edited image to a file of the user’s choice of naming</text:p>
      <text:p text:style-name="Normal"/>
      <text:p text:style-name="Normal">ASSIGNMENTS:</text:p>
      <text:p text:style-name="Normal">Ian will work on uploadImage, editMenu, brightenImage and dimImage</text:p>
      <text:p text:style-name="Normal">Andrew will work on displayImage, cropImage, saveImage, and the main menu functionality in main</text:p>
      <text:p text:style-name="Normal">Function implementation in main, as well as perfecting the crop function will be done TOGETHER</text:p>
      <text:p text:style-name="Normal">Separate functions MUST BE SOMEWHAT COMPLETE (not essentially 100% functional, just a general implementation) on THURSDAY, MAY 2<text:span text:style-name="T8">nd</text:span>, 2024.</text:p>
      <text:p text:style-name="Normal">We will meet and construct/debug on FRIDAY, May 3<text:span text:style-name="T9">rd</text:span>, 2024.</text:p>
      <text:p text:style-name="Normal">90% completion and perfection of the program will be due on MONDAY, May 6<text:span text:style-name="T10">th</text:span>, 2024.</text:p>
      <text:p text:style-name="P11">FINAL DEBUG,<text:s/>AS WELL AS UPLOAD OF ALL NECESSARY FILES TO GITHUB AND LINKING OF REPOSITORY TO WEBCAMPUS WILL OCCUR ON:</text:p>
      <text:p text:style-name="P12"><text:span text:style-name="T13">MAY 7</text:span><text:span text:style-name="T14">th</text:span><text:span text:style-name="T15">, 2024, 2230 HOURS</text:span></text:p>
      <text:p text:style-name="P16"><text:s/>(THIS IS THE ABSOLUTE DEADLINE FOR ANY AND ALL CHANGES TO THE PROGRAM WHATSOEVER)<text:s/></text:p>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rles I Jameson</meta:initial-creator>
    <dc:creator>Ian Jameson</dc:creator>
    <meta:creation-date>2024-04-30T22:31:00Z</meta:creation-date>
    <dc:date>2024-05-08T03:51:00Z</dc:date>
    <meta:template xlink:href="Normal" xlink:type="simple"/>
    <meta:editing-cycles>2</meta:editing-cycles>
    <meta:editing-duration>PT14100S</meta:editing-duration>
    <meta:document-statistic meta:page-count="5" meta:paragraph-count="22" meta:word-count="1656" meta:character-count="11076" meta:row-count="78" meta:non-whitespace-character-count="9442"/>
  </office:meta>
</office:document-meta>
</file>